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php -i | grep 'php.ini'</text:span></text:p>
      <text:p text:style-name="P1"><text:span text:style-name="Source_20_Text">ini_set('max_input_vars', 10000);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1:30:10.727638178</meta:creation-date>
    <dc:date>2020-11-20T13:03:50.219193853</dc:date>
    <meta:editing-duration>PT1M1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" meta:word-count="7" meta:character-count="56" meta:non-whitespace-character-count="51"/>
  </office:meta>
</office:document-meta>
</file>